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style:text-properties fo:font-size="20pt" style:font-size-asian="20pt" style:font-size-complex="20pt"/>
    </style:style>
    <style:style style:name="P2" style:parent-style-name="Normal" style:family="paragraph">
      <style:paragraph-properties fo:line-height="100%"/>
    </style:style>
    <style:style style:name="P3" style:parent-style-name="Normal" style:family="paragraph">
      <style:paragraph-properties fo:line-height="100%"/>
    </style:style>
    <style:style style:name="P4" style:parent-style-name="Título1" style:family="paragraph">
      <style:text-properties fo:font-size="20pt" style:font-size-asian="20pt" style:font-size-complex="20pt"/>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font-weight-complex="bold"/>
    </style:style>
    <style:style style:name="P11" style:parent-style-name="Título1" style:family="paragraph">
      <style:text-properties fo:font-size="20pt" style:font-size-asian="20pt" style:font-size-complex="20pt"/>
    </style:style>
  </office:automatic-styles>
  <office:body>
    <office:text text:use-soft-page-breaks="true">
      <text:h text:style-name="P1" text:outline-level="1">Practica 1</text:h>
      <text:p text:style-name="P2">Pablo Chantada Saborido(<text:a xlink:href="mailto:pablo.chantada@udc.es" office:target-frame-name="_top" xlink:show="replace"><text:span text:style-name="Hipervínculo">pablo.chantada@udc.es</text:span></text:a>)</text:p>
      <text:p text:style-name="P3">Pablo Verdes Sánchez(p.verdess@udc.es)</text:p>
      <text:h text:style-name="P4" text:outline-level="1">Manual de Usuario</text:h>
      <text:h text:style-name="Título2" text:outline-level="2">DEPENDENCIAS</text:h>
      <text:p text:style-name="Normal">Para ejecutar el código fuente es necesario tener instalado la librería<text:s/><text:span text:style-name="T5">Pandas<text:s/></text:span>y una versión de<text:s/><text:span text:style-name="T6">Python 3.10</text:span><text:s/>o superior, para instalar la librería se puede utilizar en el siguiente comando en la consola:</text:p>
      <text:p text:style-name="Normal">pip install pandas</text:p>
      <text:h text:style-name="Título2" text:outline-level="2">EJECUCIÓN</text:h>
      <text:list text:style-name="LFO1" text:continue-numbering="true">
        <text:list-item>
          <text:p text:style-name="P7">Descomprimir el archivo zip.</text:p>
        </text:list-item>
        <text:list-item>
          <text:p text:style-name="P8">Ejecutar el archivo main.py, para ello abrimos una consola de comandos y escribimos: python main.py.</text:p>
          <text:list text:continue-numbering="true">
            <text:list-item>
              <text:p text:style-name="P9">(También se puede ejecutar con el botón de Run dentro de un IDE)</text:p>
            </text:list-item>
          </text:list>
        </text:list-item>
      </text:list>
      <text:h text:style-name="Título2" text:outline-level="2">RESULTADOS</text:h>
      <text:p text:style-name="Normal">Por<text:s/>pantalla se mostrará un menú con distintas opciones para el usuario. Para utilizar el resto de las opciones es necesario cargar el archivo; para ello pulsamos 1 en la consola de comandos e introducimos el nombre del archivo, en nuestro caso utilizamos “<text:span text:style-name="T10">peliculas.txt</text:span>”.</text:p>
      <text:h text:style-name="P11" text:outline-level="1">Memoria</text:h>
      <text:p text:style-name="Normal">Como punto distintivo a la hora de genera el código decimos mostrar todas las opciones en un menú. Mientras el usuario, no interrumpa la ejecución con “9” o con una interrupción de teclado con CTRL + C. Además, la lista posicional que generamos al cargar el archivo se usa como una global. Utilizamos esto para poder dividir el y sea más legible y manejable, somo conscientes de que no es necesaria esa variable global ya que se puede eliminar añadiendo la función directamente al menú. Sim embargo, como mencionamos antes, pensamos que la división y legibilidad es mejor en este caso.</text:p>
      <text:p text:style-name="Normal">Otro aspecto que podríamos realizar es la creación de una clase para el menú, pero pensamos que no tendría mucha diferencia ya que no aprovecharíamos realmente el potencial que nos otorgaría la clase, al ser un programa simple y con opciones limitadas. Esto también viene dado a que al inicio no generamos una clase para el menú, y al final al ser un código corto decimos dejarlo fuera de una clase.</text:p>
      <text:h text:style-name="Título2" text:outline-level="2">Semana 1</text:h>
      <text:p text:style-name="Normal">En la primera semana nos encargamos de crear una primera versión del código que fuese funcional para perfilarla en la semana siguiente. En esta primera iteración, también creamos una GUI usando la librería Tkinter; sin embargo, tras hablar con el profesor de la practica nos recomendó no utilizar para hacer el programa mas simple y no tener tantas dependencias.<text:s/></text:p>
      <text:h text:style-name="Título2" text:outline-level="2">Semana 2</text:h>
      <text:p text:style-name="Normal">Para la semana de entrega nos dedicamos a arreglar el código, mejorarlo, limpiarlo y preparar las estadísticas y la memor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blo Chantada</meta:initial-creator>
    <dc:creator>Pablo Chantada</dc:creator>
    <meta:creation-date>2024-03-06T11:54:00Z</meta:creation-date>
    <dc:date>2024-04-19T15:35:00Z</dc:date>
    <meta:print-date>2024-04-19T15:34:00Z</meta:print-date>
    <meta:template xlink:href="Normal.dotm" xlink:type="simple"/>
    <meta:editing-cycles>3</meta:editing-cycles>
    <meta:editing-duration>PT25920S</meta:editing-duration>
    <meta:document-statistic meta:page-count="1" meta:paragraph-count="4" meta:word-count="367" meta:character-count="2383" meta:row-count="16" meta:non-whitespace-character-count="2020"/>
  </office:meta>
</office:document-meta>
</file>